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9" table:default-cell-style-name="ce8"/>
        <table:table-column table:style-name="co8" table:default-cell-style-name="ce8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Summary</text:p>
          </table:table-cell>
          <table:table-cell table:style-name="ce1"/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string" calcext:value-type="string" table:number-columns-spanned="20" table:number-rows-spanned="1">
            <text:p><text:a xlink:href="python://get_company()" xlink:type="simple">Company Name</text:a></text:p>
          </table:table-cell>
          <table:covered-table-cell table:number-columns-repeated="16"/>
          <table:covered-table-cell table:number-columns-repeated="3"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/if" xlink:type="simple">END IF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office:value-type="string" calcext:value-type="string" table:number-columns-spanned="19" table:number-rows-spanned="1">
            <text:p><text:a xlink:href="python:///if" xlink:type="simple">END IF</text:a></text:p>
          </table:table-cell>
          <table:covered-table-cell table:number-columns-repeated="16"/>
          <table:covered-table-cell table:number-columns-repeated="2" table:style-name="ce8"/>
          <table:table-cell table:style-name="ce8"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for%20each=%22location%20in%20get_location()%22" xlink:type="simple">START LOOP LOCATION</text:a></text:p>
          </table:table-cell>
          <table:covered-table-cell table:style-name="ce3"/>
          <table:covered-table-cell table:number-columns-repeated="15" table:style-name="Default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'Location:%20'%20+%20location['name']" xlink:type="simple">LOCATION</text:a></text:p>
          </table:table-cell>
          <table:covered-table-cell table:style-name="ce3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Internal Ref.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Beginning Balanc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Ending Balance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7" table:number-rows-spanned="1">
            <text:p><text:a xlink:href="python://for%20each=%22product%20in%20get_product()%22" xlink:type="simple">START LOOP PRODUCT</text:a></text:p>
          </table:table-cell>
          <table:covered-table-cell table:style-name="ce5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7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style-name="ce5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<text:a xlink:href="python://move['product_name']" xlink:type="simple">PRODUCT NAME</text:a></text:p>
          </table:table-cell>
          <table:table-cell table:style-name="ce7" office:value-type="string" calcext:value-type="string">
            <text:p><text:span text:style-name="T1"><text:a xlink:href="python://move['product_code']" xlink:type="simple">PRODUCT CODE</text:a></text:span></text:p>
          </table:table-cell>
          <table:table-cell table:style-name="ce9" office:value-type="string" calcext:value-type="string">
            <text:p><text:a xlink:href="python://move['unit']" xlink:type="simple">UNIT</text:a></text:p>
          </table:table-cell>
          <table:table-cell table:style-name="ce6" office:value-type="string" calcext:value-type="string">
            <text:p><text:a xlink:href="python://formatLang(move['beg_bal'])" xlink:type="simple">BEGINNING BAL</text:a></text:p>
          </table:table-cell>
          <table:table-cell table:style-name="ce9" office:value-type="string" calcext:value-type="string">
            <text:p><text:a xlink:href="python://move['move_in']" xlink:type="simple">MOVE IN</text:a></text:p>
          </table:table-cell>
          <table:table-cell table:style-name="ce9" office:value-type="string" calcext:value-type="string">
            <text:p><text:a xlink:href="python://move['move_out']" xlink:type="simple">MOVE OUT</text:a></text:p>
          </table:table-cell>
          <table:table-cell table:style-name="ce10" office:value-type="string" calcext:value-type="string">
            <text:p><text:a xlink:href="python://formatLang(move['end_bal'])" xlink:type="simple">ENDING BALANCE</text:a>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/for" xlink:type="simple">END LOOP MOVE</text:a></text:p>
          </table:table-cell>
          <table:covered-table-cell table:style-name="ce3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/for" xlink:type="simple">END LOOP PRODUCT</text:a></text:p>
          </table:table-cell>
          <table:covered-table-cell table:style-name="ce3"/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/for" xlink:type="simple">END LOOP LOCATION</text:a></text:p>
          </table:table-cell>
          <table:covered-table-cell table:style-name="ce3"/>
          <table:covered-table-cell table:number-columns-repeated="15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3P0" style:volatile="true">
      <number:number number:decimal-places="2" number:min-integer-digits="1" number:grouping="true"/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 </number:text>
      <number:month number:style="long" number:textual="true"/>
      <number:text> </number:text>
      <number:year number:style="long"/>
    </number:dat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2:43:49.28310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8-02-03T22:45:07.134585121</dc:date>
    <dc:creator>Kingsley </dc:creator>
    <meta:editing-duration>PT10H3M31S</meta:editing-duration>
    <meta:editing-cycles>52</meta:editing-cycles>
    <meta:generator>LibreOffice/4.2.8.2$Linux_X86_64 LibreOffice_project/420m0$Build-2</meta:generator>
    <meta:document-statistic meta:table-count="1" meta:cell-count="29" meta:object-count="0"/>
  </office:meta>
</office:document-meta>
</file>